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 style:font-name-complex="Times New Roman"/>
    </style:style>
    <style:style style:name="P8" style:parent-style-name="Heading1" style:family="paragraph">
      <style:text-properties style:font-name="Times New Roman" style:font-name-complex="Times New Roman"/>
    </style:style>
    <style:style style:name="P9" style:parent-style-name="Heading2" style:family="paragraph">
      <style:text-properties style:font-name="Times New Roman" style:font-name-complex="Times New Roman"/>
    </style:style>
    <style:style style:name="P10" style:parent-style-name="Heading2" style:family="paragraph">
      <style:text-properties style:font-name="Times New Roman" style:font-name-complex="Times New Roman"/>
    </style:style>
    <style:style style:name="P11" style:parent-style-name="Heading2" style:family="paragraph">
      <style:text-properties style:font-name="Times New Roman" style:font-name-complex="Times New Roman" fo:font-size="12pt" style:font-size-asian="12pt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Heading2" style:family="paragraph">
      <style:text-properties style:font-name="Times New Roman" style:font-name-complex="Times New Roman"/>
    </style:style>
    <style:style style:name="P14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15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16" style:parent-style-name="ListParagraph" style:family="paragraph">
      <style:paragraph-properties fo:margin-top="0.1944in" fo:margin-bottom="0.194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language-asian="en" style:country-asian="CA"/>
    </style:style>
    <style:style style:name="P19" style:parent-style-name="Standard" style:family="paragraph">
      <style:paragraph-properties fo:margin-top="0.1944in" fo:margin-bottom="0.194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anguage-asian="en" style:country-asian="CA"/>
    </style:style>
    <style:style style:name="P22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23" style:parent-style-name="Standard" style:family="paragraph">
      <style:paragraph-properties fo:margin-top="0.1944in" fo:margin-bottom="0.1944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language-asian="en" style:country-asian="CA"/>
    </style:style>
    <style:style style:name="T26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27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28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29" style:parent-style-name="Standard" style:family="paragraph">
      <style:paragraph-properties fo:margin-top="0.1944in" fo:margin-bottom="0.194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31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32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33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3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35" style:parent-style-name="ListParagraph" style:family="paragraph">
      <style:paragraph-properties fo:margin-top="0.1944in" fo:margin-bottom="0.1944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language-asian="en" style:country-asian="CA"/>
    </style:style>
    <style:style style:name="P38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39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40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41" style:parent-style-name="Standard" style:family="paragraph">
      <style:paragraph-properties fo:margin-top="0.1944in" fo:margin-bottom="0.1944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43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4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45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46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47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48" style:parent-style-name="Standard" style:family="paragraph">
      <style:paragraph-properties fo:margin-top="0.1944in" fo:margin-bottom="0.194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50" style:parent-style-name="ListParagraph" style:family="paragraph">
      <style:paragraph-properties fo:margin-top="0.1944in" fo:margin-bottom="0in" fo:line-height="100%"/>
      <style:text-properties style:font-name="Times New Roman" style:font-name-asian="Times New Roman" style:font-name-complex="Times New Roman" style:language-asian="en" style:country-asian="CA"/>
    </style:style>
    <style:style style:name="P51" style:parent-style-name="ListParagraph" style:family="paragraph">
      <style:paragraph-properties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P52" style:parent-style-name="Heading2" style:family="paragraph">
      <style:text-properties style:font-name="Times New Roman" style:font-name-asian="Times New Roman" style:font-name-complex="Times New Roman" style:language-asian="en" style:country-asian="CA"/>
    </style:style>
    <style:style style:name="P53" style:parent-style-name="Standard" style:family="paragraph">
      <style:paragraph-properties fo:margin-top="0.1944in" fo:margin-bottom="0.194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P56" style:parent-style-name="Heading2" style:family="paragraph">
      <style:text-properties style:font-name="Times New Roman" style:font-name-complex="Times New Roman"/>
    </style:style>
    <style:style style:name="P57" style:parent-style-name="ListParagraph" style:family="paragraph">
      <style:paragraph-properties fo:margin-top="0.1944in" fo:margin-bottom="0.1944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59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60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61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62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63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6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ableColumn66" style:family="table-column">
      <style:table-column-properties style:column-width="5.9965in" style:use-optimal-column-width="false"/>
    </style:style>
    <style:style style:name="Table65" style:family="table">
      <style:table-properties style:width="5.9965in" fo:margin-left="0.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top="0.1944in" fo:margin-bottom="0.1944in" fo:line-height="100%"/>
    </style:style>
    <style:style style:name="T70" style:parent-style-name="DefaultParagraphFont" style:family="text">
      <style:text-properties style:font-name="Menlo" style:font-name-complex="Menlo" fo:color="#000000" fo:language="en" fo:country="US"/>
    </style:style>
    <style:style style:name="T71" style:parent-style-name="DefaultParagraphFont" style:family="text">
      <style:text-properties style:font-name="Menlo" style:font-name-complex="Menlo" fo:color="#000000" fo:language="en" fo:country="US"/>
    </style:style>
    <style:style style:name="T72" style:parent-style-name="DefaultParagraphFont" style:family="text">
      <style:text-properties style:font-name="Menlo" style:font-name-complex="Menlo" fo:color="#000000" fo:language="en" fo:country="US"/>
    </style:style>
    <style:style style:name="T73" style:parent-style-name="DefaultParagraphFont" style:family="text">
      <style:text-properties style:font-name="Menlo" style:font-name-complex="Menlo" fo:color="#AAAB25" fo:language="en" fo:country="US"/>
    </style:style>
    <style:style style:name="T74" style:parent-style-name="DefaultParagraphFont" style:family="text">
      <style:text-properties style:font-name="Menlo" style:font-name-complex="Menlo" fo:color="#000000" fo:language="en" fo:country="US"/>
    </style:style>
    <style:style style:name="T75" style:parent-style-name="DefaultParagraphFont" style:family="text">
      <style:text-properties style:font-name="Menlo" style:font-name-complex="Menlo" fo:color="#000000" fo:language="en" fo:country="US"/>
    </style:style>
    <style:style style:name="T76" style:parent-style-name="DefaultParagraphFont" style:family="text">
      <style:text-properties style:font-name="Menlo" style:font-name-complex="Menlo" fo:color="#000000" fo:language="en" fo:country="US"/>
    </style:style>
    <style:style style:name="T77" style:parent-style-name="DefaultParagraphFont" style:family="text">
      <style:text-properties style:font-name="Menlo" style:font-name-complex="Menlo" fo:color="#AAAB25" fo:language="en" fo:country="US"/>
    </style:style>
    <style:style style:name="T78" style:parent-style-name="DefaultParagraphFont" style:family="text">
      <style:text-properties style:font-name="Menlo" style:font-name-complex="Menlo" fo:color="#AAAB25" fo:language="en" fo:country="US"/>
    </style:style>
    <style:style style:name="T79" style:parent-style-name="DefaultParagraphFont" style:family="text">
      <style:text-properties style:font-name="Menlo" style:font-name-complex="Menlo" fo:color="#000000" fo:language="en" fo:country="US"/>
    </style:style>
    <style:style style:name="T80" style:parent-style-name="DefaultParagraphFont" style:family="text">
      <style:text-properties style:font-name="Menlo" style:font-name-complex="Menlo" fo:color="#AAAB25" fo:language="en" fo:country="US"/>
    </style:style>
    <style:style style:name="T81" style:parent-style-name="DefaultParagraphFont" style:family="text">
      <style:text-properties style:font-name="Menlo" style:font-name-complex="Menlo" fo:color="#AAAB25" fo:language="en" fo:country="US"/>
    </style:style>
    <style:style style:name="T82" style:parent-style-name="DefaultParagraphFont" style:family="text">
      <style:text-properties style:font-name="Menlo" style:font-name-complex="Menlo" fo:color="#000000" fo:language="en" fo:country="US"/>
    </style:style>
    <style:style style:name="P83" style:parent-style-name="ListParagraph" style:family="paragraph">
      <style:paragraph-properties fo:margin-top="0.1944in" fo:margin-bottom="0.1944in" fo:line-height="100%"/>
    </style:style>
    <style:style style:name="T8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85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86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87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88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89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90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91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92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93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TableColumn95" style:family="table-column">
      <style:table-column-properties style:column-width="5.993in" style:use-optimal-column-width="false"/>
    </style:style>
    <style:style style:name="Table94" style:family="table">
      <style:table-properties style:width="5.993in" fo:margin-left="0.5034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margin-top="0.1944in" fo:margin-bottom="0.1944in" fo:line-height="10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99" style:parent-style-name="ListParagraph" style:family="paragraph">
      <style:paragraph-properties fo:margin-top="0.1944in" fo:margin-bottom="0.1944in" fo:line-height="100%" fo:margin-left="0in">
        <style:tab-stops/>
      </style:paragraph-properties>
    </style:style>
    <style:style style:name="T100" style:parent-style-name="DefaultParagraphFont" style:family="text">
      <style:text-properties style:font-name="Menlo" style:font-name-complex="Menlo" fo:color="#000000" fo:language="en" fo:country="US"/>
    </style:style>
    <style:style style:name="T101" style:parent-style-name="DefaultParagraphFont" style:family="text">
      <style:text-properties style:font-name="Menlo" style:font-name-complex="Menlo" fo:color="#AAAB25" fo:language="en" fo:country="US"/>
    </style:style>
    <style:style style:name="T102" style:parent-style-name="DefaultParagraphFont" style:family="text">
      <style:text-properties style:font-name="Menlo" style:font-name-complex="Menlo" fo:color="#000000" fo:language="en" fo:country="US"/>
    </style:style>
    <style:style style:name="T103" style:parent-style-name="DefaultParagraphFont" style:family="text">
      <style:text-properties style:font-name="Menlo" style:font-name-complex="Menlo" fo:color="#39C026" fo:language="en" fo:country="US"/>
    </style:style>
    <style:style style:name="T104" style:parent-style-name="DefaultParagraphFont" style:family="text">
      <style:text-properties style:font-name="Menlo" style:font-name-complex="Menlo" fo:color="#000000" fo:language="en" fo:country="US"/>
    </style:style>
    <style:style style:name="T105" style:parent-style-name="DefaultParagraphFont" style:family="text">
      <style:text-properties style:font-name="Menlo" style:font-name-complex="Menlo" fo:color="#AAAB25" fo:language="en" fo:country="US"/>
    </style:style>
    <style:style style:name="T106" style:parent-style-name="DefaultParagraphFont" style:family="text">
      <style:text-properties style:font-name="Menlo" style:font-name-complex="Menlo" fo:color="#000000" fo:language="en" fo:country="US"/>
    </style:style>
    <style:style style:name="T107" style:parent-style-name="DefaultParagraphFont" style:family="text">
      <style:text-properties style:font-name="Menlo" style:font-name-complex="Menlo" fo:color="#AAAB25" fo:language="en" fo:country="US"/>
    </style:style>
    <style:style style:name="T108" style:parent-style-name="DefaultParagraphFont" style:family="text">
      <style:text-properties style:font-name="Menlo" style:font-name-complex="Menlo" fo:color="#000000" fo:language="en" fo:country="US"/>
    </style:style>
    <style:style style:name="T109" style:parent-style-name="DefaultParagraphFont" style:family="text">
      <style:text-properties style:font-name="Menlo" style:font-name-complex="Menlo" fo:color="#AAAB25" fo:language="en" fo:country="US"/>
    </style:style>
    <style:style style:name="T110" style:parent-style-name="DefaultParagraphFont" style:family="text">
      <style:text-properties style:font-name="Menlo" style:font-name-complex="Menlo" fo:color="#000000" fo:language="en" fo:country="US"/>
    </style:style>
    <style:style style:name="T111" style:parent-style-name="DefaultParagraphFont" style:family="text">
      <style:text-properties style:font-name="Menlo" style:font-name-complex="Menlo" fo:color="#AAAB25" fo:language="en" fo:country="US"/>
    </style:style>
    <style:style style:name="T112" style:parent-style-name="DefaultParagraphFont" style:family="text">
      <style:text-properties style:font-name="Menlo" style:font-name-complex="Menlo" fo:color="#000000" fo:language="en" fo:country="US"/>
    </style:style>
    <style:style style:name="T113" style:parent-style-name="DefaultParagraphFont" style:family="text">
      <style:text-properties style:font-name="Menlo" style:font-name-complex="Menlo" fo:color="#AAAB25" fo:language="en" fo:country="US"/>
    </style:style>
    <style:style style:name="T114" style:parent-style-name="DefaultParagraphFont" style:family="text">
      <style:text-properties style:font-name="Menlo" style:font-name-complex="Menlo" fo:color="#000000" fo:language="en" fo:country="US"/>
    </style:style>
    <style:style style:name="T115" style:parent-style-name="DefaultParagraphFont" style:family="text">
      <style:text-properties style:font-name="Menlo" style:font-name-complex="Menlo" fo:color="#AAAB25" fo:language="en" fo:country="US"/>
    </style:style>
    <style:style style:name="T116" style:parent-style-name="DefaultParagraphFont" style:family="text">
      <style:text-properties style:font-name="Menlo" style:font-name-complex="Menlo" fo:color="#000000" fo:language="en" fo:country="US"/>
    </style:style>
    <style:style style:name="P117" style:parent-style-name="ListParagraph" style:family="paragraph">
      <style:paragraph-properties fo:margin-top="0.1944in" fo:margin-bottom="0in" fo:line-height="10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P118" style:parent-style-name="ListParagraph" style:family="paragraph">
      <style:paragraph-properties fo:margin-top="0.1944in" fo:margin-bottom="0.1944in" fo:line-height="100%"/>
    </style:style>
    <style:style style:name="T119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21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23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25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27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ableColumn129" style:family="table-column">
      <style:table-column-properties style:column-width="5.9965in" style:use-optimal-column-width="false"/>
    </style:style>
    <style:style style:name="Table128" style:family="table">
      <style:table-properties style:width="5.9965in" fo:margin-left="0.5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.1944in" fo:line-height="100%"/>
    </style:style>
    <style:style style:name="T133" style:parent-style-name="DefaultParagraphFont" style:family="text">
      <style:text-properties style:font-name="Menlo" style:font-name-complex="Menlo" fo:color="#000000" fo:language="en" fo:country="US"/>
    </style:style>
    <style:style style:name="T134" style:parent-style-name="DefaultParagraphFont" style:family="text">
      <style:text-properties style:font-name="Menlo" style:font-name-complex="Menlo" fo:color="#39C026" fo:language="en" fo:country="US"/>
    </style:style>
    <style:style style:name="T135" style:parent-style-name="DefaultParagraphFont" style:family="text">
      <style:text-properties style:font-name="Menlo" style:font-name-complex="Menlo" fo:color="#000000" fo:language="en" fo:country="US"/>
    </style:style>
    <style:style style:name="T136" style:parent-style-name="DefaultParagraphFont" style:family="text">
      <style:text-properties style:font-name="Menlo" style:font-name-complex="Menlo" fo:color="#39C026" fo:language="en" fo:country="US"/>
    </style:style>
    <style:style style:name="T137" style:parent-style-name="DefaultParagraphFont" style:family="text">
      <style:text-properties style:font-name="Menlo" style:font-name-complex="Menlo" fo:color="#000000" fo:language="en" fo:country="US"/>
    </style:style>
    <style:style style:name="T138" style:parent-style-name="DefaultParagraphFont" style:family="text">
      <style:text-properties style:font-name="Menlo" style:font-name-complex="Menlo" fo:color="#AAAB25" fo:language="en" fo:country="US"/>
    </style:style>
    <style:style style:name="T139" style:parent-style-name="DefaultParagraphFont" style:family="text">
      <style:text-properties style:font-name="Menlo" style:font-name-complex="Menlo" fo:color="#000000" fo:language="en" fo:country="US"/>
    </style:style>
    <style:style style:name="T140" style:parent-style-name="DefaultParagraphFont" style:family="text">
      <style:text-properties style:font-name="Menlo" style:font-name-complex="Menlo" fo:color="#39C026" fo:language="en" fo:country="US"/>
    </style:style>
    <style:style style:name="T141" style:parent-style-name="DefaultParagraphFont" style:family="text">
      <style:text-properties style:font-name="Menlo" style:font-name-complex="Menlo" fo:color="#000000" fo:language="en" fo:country="US"/>
    </style:style>
    <style:style style:name="T142" style:parent-style-name="DefaultParagraphFont" style:family="text">
      <style:text-properties style:font-name="Menlo" style:font-name-complex="Menlo" fo:color="#AAAB25" fo:language="en" fo:country="US"/>
    </style:style>
    <style:style style:name="T143" style:parent-style-name="DefaultParagraphFont" style:family="text">
      <style:text-properties style:font-name="Menlo" style:font-name-complex="Menlo" fo:color="#000000" fo:language="en" fo:country="US"/>
    </style:style>
    <style:style style:name="T144" style:parent-style-name="DefaultParagraphFont" style:family="text">
      <style:text-properties style:font-name="Menlo" style:font-name-complex="Menlo" fo:color="#AAAB25" fo:language="en" fo:country="US"/>
    </style:style>
    <style:style style:name="T145" style:parent-style-name="DefaultParagraphFont" style:family="text">
      <style:text-properties style:font-name="Menlo" style:font-name-complex="Menlo" fo:color="#000000" fo:language="en" fo:country="US"/>
    </style:style>
    <style:style style:name="T146" style:parent-style-name="DefaultParagraphFont" style:family="text">
      <style:text-properties style:font-name="Menlo" style:font-name-complex="Menlo" fo:color="#AAAB25" fo:language="en" fo:country="US"/>
    </style:style>
    <style:style style:name="T147" style:parent-style-name="DefaultParagraphFont" style:family="text">
      <style:text-properties style:font-name="Menlo" style:font-name-complex="Menlo" fo:color="#000000" fo:language="en" fo:country="US"/>
    </style:style>
    <style:style style:name="T148" style:parent-style-name="DefaultParagraphFont" style:family="text">
      <style:text-properties style:font-name="Menlo" style:font-name-complex="Menlo" fo:color="#AAAB25" fo:language="en" fo:country="US"/>
    </style:style>
    <style:style style:name="T149" style:parent-style-name="DefaultParagraphFont" style:family="text">
      <style:text-properties style:font-name="Menlo" style:font-name-complex="Menlo" fo:color="#000000" fo:language="en" fo:country="US"/>
    </style:style>
    <style:style style:name="T150" style:parent-style-name="DefaultParagraphFont" style:family="text">
      <style:text-properties style:font-name="Menlo" style:font-name-complex="Menlo" fo:color="#AAAB25" fo:language="en" fo:country="US"/>
    </style:style>
    <style:style style:name="T151" style:parent-style-name="DefaultParagraphFont" style:family="text">
      <style:text-properties style:font-name="Menlo" style:font-name-complex="Menlo" fo:color="#000000" fo:language="en" fo:country="US"/>
    </style:style>
    <style:style style:name="T152" style:parent-style-name="DefaultParagraphFont" style:family="text">
      <style:text-properties style:font-name="Menlo" style:font-name-complex="Menlo" fo:color="#000000" fo:language="en" fo:country="US"/>
    </style:style>
    <style:style style:name="P153" style:parent-style-name="ListParagraph" style:family="paragraph">
      <style:paragraph-properties fo:margin-top="0.1944in" fo:margin-bottom="0.1944in" fo:line-height="100%"/>
    </style:style>
    <style:style style:name="T15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56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58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60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62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64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165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TableColumn167" style:family="table-column">
      <style:table-column-properties style:column-width="5.993in" style:use-optimal-column-width="false"/>
    </style:style>
    <style:style style:name="Table166" style:family="table">
      <style:table-properties style:width="5.993in" fo:margin-left="0.5034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widows="2" fo:orphans="2"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fo:hyphenate="true"/>
    </style:style>
    <style:style style:name="T171" style:parent-style-name="DefaultParagraphFont" style:family="text">
      <style:text-properties style:font-name="Menlo" style:font-name-complex="Menlo" fo:color="#000000" fo:language="en" fo:country="US"/>
    </style:style>
    <style:style style:name="T172" style:parent-style-name="DefaultParagraphFont" style:family="text">
      <style:text-properties style:font-name="Menlo" style:font-name-complex="Menlo" fo:color="#AAAB25" fo:language="en" fo:country="US"/>
    </style:style>
    <style:style style:name="T173" style:parent-style-name="DefaultParagraphFont" style:family="text">
      <style:text-properties style:font-name="Menlo" style:font-name-complex="Menlo" fo:color="#000000" fo:language="en" fo:country="US"/>
    </style:style>
    <style:style style:name="T174" style:parent-style-name="DefaultParagraphFont" style:family="text">
      <style:text-properties style:font-name="Menlo" style:font-name-complex="Menlo" fo:color="#AAAB25" fo:language="en" fo:country="US"/>
    </style:style>
    <style:style style:name="T175" style:parent-style-name="DefaultParagraphFont" style:family="text">
      <style:text-properties style:font-name="Menlo" style:font-name-complex="Menlo" fo:color="#000000" fo:language="en" fo:country="US"/>
    </style:style>
    <style:style style:name="T176" style:parent-style-name="DefaultParagraphFont" style:family="text">
      <style:text-properties style:font-name="Menlo" style:font-name-complex="Menlo" fo:color="#39C026" fo:language="en" fo:country="US"/>
    </style:style>
    <style:style style:name="T177" style:parent-style-name="DefaultParagraphFont" style:family="text">
      <style:text-properties style:font-name="Menlo" style:font-name-complex="Menlo" fo:color="#000000" fo:language="en" fo:country="US"/>
    </style:style>
    <style:style style:name="T178" style:parent-style-name="DefaultParagraphFont" style:family="text">
      <style:text-properties style:font-name="Menlo" style:font-name-complex="Menlo" fo:color="#AAAB25" fo:language="en" fo:country="US"/>
    </style:style>
    <style:style style:name="T179" style:parent-style-name="DefaultParagraphFont" style:family="text">
      <style:text-properties style:font-name="Menlo" style:font-name-complex="Menlo" fo:color="#000000" fo:language="en" fo:country="US"/>
    </style:style>
    <style:style style:name="T180" style:parent-style-name="DefaultParagraphFont" style:family="text">
      <style:text-properties style:font-name="Menlo" style:font-name-complex="Menlo" fo:color="#AAAB25" fo:language="en" fo:country="US"/>
    </style:style>
    <style:style style:name="T181" style:parent-style-name="DefaultParagraphFont" style:family="text">
      <style:text-properties style:font-name="Menlo" style:font-name-complex="Menlo" fo:color="#000000" fo:language="en" fo:country="US"/>
    </style:style>
    <style:style style:name="T182" style:parent-style-name="DefaultParagraphFont" style:family="text">
      <style:text-properties style:font-name="Menlo" style:font-name-complex="Menlo" fo:color="#AAAB25" fo:language="en" fo:country="US"/>
    </style:style>
    <style:style style:name="T183" style:parent-style-name="DefaultParagraphFont" style:family="text">
      <style:text-properties style:font-name="Menlo" style:font-name-complex="Menlo" fo:color="#000000" fo:language="en" fo:country="US"/>
    </style:style>
    <style:style style:name="T184" style:parent-style-name="DefaultParagraphFont" style:family="text">
      <style:text-properties style:font-name="Menlo" style:font-name-complex="Menlo" fo:color="#AAAB25" fo:language="en" fo:country="US"/>
    </style:style>
    <style:style style:name="T185" style:parent-style-name="DefaultParagraphFont" style:family="text">
      <style:text-properties style:font-name="Menlo" style:font-name-complex="Menlo" fo:color="#000000" fo:language="en" fo:country="US"/>
    </style:style>
    <style:style style:name="T186" style:parent-style-name="DefaultParagraphFont" style:family="text">
      <style:text-properties style:font-name="Menlo" style:font-name-complex="Menlo" fo:color="#AAAB25" fo:language="en" fo:country="US"/>
    </style:style>
    <style:style style:name="T187" style:parent-style-name="DefaultParagraphFont" style:family="text">
      <style:text-properties style:font-name="Menlo" style:font-name-complex="Menlo" fo:color="#000000" fo:language="en" fo:country="US"/>
    </style:style>
    <style:style style:name="T188" style:parent-style-name="DefaultParagraphFont" style:family="text">
      <style:text-properties style:font-name="Menlo" style:font-name-complex="Menlo" fo:color="#AAAB25" fo:language="en" fo:country="US"/>
    </style:style>
    <style:style style:name="T189" style:parent-style-name="DefaultParagraphFont" style:family="text">
      <style:text-properties style:font-name="Menlo" style:font-name-complex="Menlo" fo:color="#000000" fo:language="en" fo:country="US"/>
    </style:style>
    <style:style style:name="T190" style:parent-style-name="DefaultParagraphFont" style:family="text">
      <style:text-properties style:font-name="Menlo" style:font-name-complex="Menlo" fo:color="#AAAB25" fo:language="en" fo:country="US"/>
    </style:style>
    <style:style style:name="T191" style:parent-style-name="DefaultParagraphFont" style:family="text">
      <style:text-properties style:font-name="Menlo" style:font-name-complex="Menlo" fo:color="#000000" fo:language="en" fo:country="US"/>
    </style:style>
    <style:style style:name="T192" style:parent-style-name="DefaultParagraphFont" style:family="text">
      <style:text-properties style:font-name="Menlo" style:font-name-complex="Menlo" fo:color="#AAAB25" fo:language="en" fo:country="US"/>
    </style:style>
    <style:style style:name="T193" style:parent-style-name="DefaultParagraphFont" style:family="text">
      <style:text-properties style:font-name="Menlo" style:font-name-complex="Menlo" fo:color="#000000" fo:language="en" fo:country="US"/>
    </style:style>
    <style:style style:name="P194" style:parent-style-name="ListParagraph" style:family="paragraph">
      <style:paragraph-properties fo:margin-top="0.1944in" fo:margin-bottom="0.1944in" fo:line-height="100%"/>
    </style:style>
    <style:style style:name="T195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97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199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201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203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tyle="italic" style:font-style-asian="italic" style:language-asian="en" style:country-asian="CA"/>
    </style:style>
    <style:style style:name="T205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  <style:style style:name="P206" style:parent-style-name="ListParagraph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style:language-asian="en" style:country-asian="CA"/>
    </style:style>
    <style:style style:name="TableColumn208" style:family="table-column">
      <style:table-column-properties style:column-width="5.993in" style:use-optimal-column-width="false"/>
    </style:style>
    <style:style style:name="Table207" style:family="table">
      <style:table-properties style:width="5.993in" fo:margin-left="0.5034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widows="2" fo:orphans="2"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fo:hyphenate="true"/>
    </style:style>
    <style:style style:name="T212" style:parent-style-name="DefaultParagraphFont" style:family="text">
      <style:text-properties style:font-name="Menlo" style:font-name-complex="Menlo" fo:color="#000000" fo:language="en" fo:country="US"/>
    </style:style>
    <style:style style:name="T213" style:parent-style-name="DefaultParagraphFont" style:family="text">
      <style:text-properties style:font-name="Menlo" style:font-name-complex="Menlo" fo:color="#AAAB25" fo:language="en" fo:country="US"/>
    </style:style>
    <style:style style:name="T214" style:parent-style-name="DefaultParagraphFont" style:family="text">
      <style:text-properties style:font-name="Menlo" style:font-name-complex="Menlo" fo:color="#000000" fo:language="en" fo:country="US"/>
    </style:style>
    <style:style style:name="T215" style:parent-style-name="DefaultParagraphFont" style:family="text">
      <style:text-properties style:font-name="Menlo" style:font-name-complex="Menlo" fo:color="#AAAB25" fo:language="en" fo:country="US"/>
    </style:style>
    <style:style style:name="T216" style:parent-style-name="DefaultParagraphFont" style:family="text">
      <style:text-properties style:font-name="Menlo" style:font-name-complex="Menlo" fo:color="#000000" fo:language="en" fo:country="US"/>
    </style:style>
    <style:style style:name="T217" style:parent-style-name="DefaultParagraphFont" style:family="text">
      <style:text-properties style:font-name="Menlo" style:font-name-complex="Menlo" fo:color="#AAAB25" fo:language="en" fo:country="US"/>
    </style:style>
    <style:style style:name="T218" style:parent-style-name="DefaultParagraphFont" style:family="text">
      <style:text-properties style:font-name="Menlo" style:font-name-complex="Menlo" fo:color="#000000" fo:language="en" fo:country="US"/>
    </style:style>
    <style:style style:name="T219" style:parent-style-name="DefaultParagraphFont" style:family="text">
      <style:text-properties style:font-name="Menlo" style:font-name-complex="Menlo" fo:color="#AAAB25" fo:language="en" fo:country="US"/>
    </style:style>
    <style:style style:name="T220" style:parent-style-name="DefaultParagraphFont" style:family="text">
      <style:text-properties style:font-name="Menlo" style:font-name-complex="Menlo" fo:color="#000000" fo:language="en" fo:country="US"/>
    </style:style>
    <style:style style:name="T221" style:parent-style-name="DefaultParagraphFont" style:family="text">
      <style:text-properties style:font-name="Menlo" style:font-name-complex="Menlo" fo:color="#AAAB25" fo:language="en" fo:country="US"/>
    </style:style>
    <style:style style:name="T222" style:parent-style-name="DefaultParagraphFont" style:family="text">
      <style:text-properties style:font-name="Menlo" style:font-name-complex="Menlo" fo:color="#000000" fo:language="en" fo:country="US"/>
    </style:style>
    <style:style style:name="T223" style:parent-style-name="DefaultParagraphFont" style:family="text">
      <style:text-properties style:font-name="Menlo" style:font-name-complex="Menlo" fo:color="#AAAB25" fo:language="en" fo:country="US"/>
    </style:style>
    <style:style style:name="T224" style:parent-style-name="DefaultParagraphFont" style:family="text">
      <style:text-properties style:font-name="Menlo" style:font-name-complex="Menlo" fo:color="#000000" fo:language="en" fo:country="US"/>
    </style:style>
    <style:style style:name="T225" style:parent-style-name="DefaultParagraphFont" style:family="text">
      <style:text-properties style:font-name="Menlo" style:font-name-complex="Menlo" fo:color="#AAAB25" fo:language="en" fo:country="US"/>
    </style:style>
    <style:style style:name="T226" style:parent-style-name="DefaultParagraphFont" style:family="text">
      <style:text-properties style:font-name="Menlo" style:font-name-complex="Menlo" fo:color="#000000" fo:language="en" fo:country="US"/>
    </style:style>
    <style:style style:name="T227" style:parent-style-name="DefaultParagraphFont" style:family="text">
      <style:text-properties style:font-name="Menlo" style:font-name-complex="Menlo" fo:color="#AAAB25" fo:language="en" fo:country="US"/>
    </style:style>
    <style:style style:name="T228" style:parent-style-name="DefaultParagraphFont" style:family="text">
      <style:text-properties style:font-name="Menlo" style:font-name-complex="Menlo" fo:color="#000000" fo:language="en" fo:country="US"/>
    </style:style>
    <style:style style:name="T229" style:parent-style-name="DefaultParagraphFont" style:family="text">
      <style:text-properties style:font-name="Menlo" style:font-name-complex="Menlo" fo:color="#AAAB25" fo:language="en" fo:country="US"/>
    </style:style>
    <style:style style:name="T230" style:parent-style-name="DefaultParagraphFont" style:family="text">
      <style:text-properties style:font-name="Menlo" style:font-name-complex="Menlo" fo:color="#000000" fo:language="en" fo:country="US"/>
    </style:style>
    <style:style style:name="T231" style:parent-style-name="DefaultParagraphFont" style:family="text">
      <style:text-properties style:font-name="Menlo" style:font-name-complex="Menlo" fo:color="#AAAB25" fo:language="en" fo:country="US"/>
    </style:style>
    <style:style style:name="T232" style:parent-style-name="DefaultParagraphFont" style:family="text">
      <style:text-properties style:font-name="Menlo" style:font-name-complex="Menlo" fo:color="#000000" fo:language="en" fo:country="US"/>
    </style:style>
    <style:style style:name="T233" style:parent-style-name="DefaultParagraphFont" style:family="text">
      <style:text-properties style:font-name="Menlo" style:font-name-complex="Menlo" fo:color="#AAAB25" fo:language="en" fo:country="US"/>
    </style:style>
    <style:style style:name="T234" style:parent-style-name="DefaultParagraphFont" style:family="text">
      <style:text-properties style:font-name="Menlo" style:font-name-complex="Menlo" fo:color="#000000" fo:language="en" fo:country="US"/>
    </style:style>
    <style:style style:name="T235" style:parent-style-name="DefaultParagraphFont" style:family="text">
      <style:text-properties style:font-name="Menlo" style:font-name-complex="Menlo" fo:color="#AAAB25" fo:language="en" fo:country="US"/>
    </style:style>
    <style:style style:name="T236" style:parent-style-name="DefaultParagraphFont" style:family="text">
      <style:text-properties style:font-name="Menlo" style:font-name-complex="Menlo" fo:color="#000000" fo:language="en" fo:country="US"/>
    </style:style>
    <style:style style:name="T237" style:parent-style-name="DefaultParagraphFont" style:family="text">
      <style:text-properties style:font-name="Menlo" style:font-name-complex="Menlo" fo:color="#AAAB25" fo:language="en" fo:country="US"/>
    </style:style>
    <style:style style:name="T238" style:parent-style-name="DefaultParagraphFont" style:family="text">
      <style:text-properties style:font-name="Menlo" style:font-name-complex="Menlo" fo:color="#000000" fo:language="en" fo:country="US"/>
    </style:style>
    <style:style style:name="T239" style:parent-style-name="DefaultParagraphFont" style:family="text">
      <style:text-properties style:font-name="Menlo" style:font-name-complex="Menlo" fo:color="#AAAB25" fo:language="en" fo:country="US"/>
    </style:style>
    <style:style style:name="T240" style:parent-style-name="DefaultParagraphFont" style:family="text">
      <style:text-properties style:font-name="Menlo" style:font-name-complex="Menlo" fo:color="#000000" fo:language="en" fo:country="US"/>
    </style:style>
    <style:style style:name="P241" style:parent-style-name="ListParagraph" style:family="paragraph">
      <style:paragraph-properties fo:margin-top="0.1944in" fo:margin-bottom="0.1944in" fo:line-height="100%"/>
    </style:style>
    <style:style style:name="T242" style:parent-style-name="DefaultParagraphFont" style:family="text">
      <style:text-properties style:font-name="Times New Roman" style:font-name-asian="Times New Roman" style:font-name-complex="Times New Roman" style:language-asian="en" style:country-asian="CA"/>
    </style:style>
  </office:automatic-styles>
  <office:body>
    <office:text text:use-soft-page-breaks="true">
      <text:h text:style-name="P1" text:outline-level="1">Lab 8<text:s text:c="21"/>Ayin Ghorbani 124270226</text:h>
      <text:h text:style-name="P8" text:outline-level="1"><text:s/>(MongoDB – Query)</text:h>
      <text:h text:style-name="P9" text:outline-level="2"/>
      <text:h text:style-name="P10" text:outline-level="2">Objective</text:h>
      <text:h text:style-name="P11" text:outline-level="2"/>
      <text:p text:style-name="P12">In this Lab, you learn to query a database in MongoDB.</text:p>
      <text:h text:style-name="P13" text:outline-level="2">Getting Started</text:h>
      <text:p text:style-name="P14">In this lab, you will use products.json dataset. Download products.json from Blackboard and store it in a folder named dataset.</text:p>
      <text:p text:style-name="P15">Open your Windows command prompt and go the following directory where MongoDB is installed:</text:p>
      <text:list text:style-name="WWNum25">
        <text:list-item>
          <text:p text:style-name="P16"><text:span text:style-name="T17">cd C:\Program Files\MongoDB\Server\[version]\</text:span><text:span text:style-name="T18">bin</text:span></text:p>
        </text:list-item>
      </text:list>
      <text:p text:style-name="P19"><text:span text:style-name="T20">To run MongoDB, execute<text:s/></text:span><text:span text:style-name="T21">mongod</text:span></text:p>
      <text:list text:style-name="WWNum25" text:continue-numbering="true">
        <text:list-item>
          <text:p text:style-name="P22">mongod</text:p>
        </text:list-item>
      </text:list>
      <text:p text:style-name="P23"><text:span text:style-name="T24">When MongoDB starts successfully, open another Windows command prompt and execute</text:span><text:span text:style-name="T25"><text:s/>mongosh (</text:span><text:span text:style-name="T26">from the bin directory of the unzipped mongo shell archive file)</text:span></text:p>
      <text:list text:style-name="WWNum25" text:continue-numbering="true">
        <text:list-item>
          <text:p text:style-name="P27">mongosh</text:p>
        </text:list-item>
      </text:list>
      <text:p text:style-name="P28">Or you execute a batch file to start up MongoDB.</text:p>
      <text:p text:style-name="P29"><text:span text:style-name="T30">You will import products.json to the<text:s/></text:span><text:span text:style-name="T31">inventory</text:span><text:span text:style-name="T32"><text:s/>database. To import data, go to the<text:s/></text:span><text:span text:style-name="T33">bin</text:span><text:span text:style-name="T34"><text:s/>directory:</text:span></text:p>
      <text:list text:style-name="WWNum25" text:continue-numbering="true">
        <text:list-item>
          <text:p text:style-name="P35"><text:span text:style-name="T36">cd C:\Program Files\MongoDB\Server\[version]\</text:span><text:span text:style-name="T37">bin</text:span></text:p>
        </text:list-item>
      </text:list>
      <text:p text:style-name="P38">Execute the following command:</text:p>
      <text:list text:style-name="WWNum25" text:continue-numbering="true">
        <text:list-item>
          <text:p text:style-name="P39">mongoimport --db inventory --collection products --file ..\dataset\products.json</text:p>
        </text:list-item>
      </text:list>
      <text:p text:style-name="P40"/>
      <text:p text:style-name="P41"><text:span text:style-name="T42">For the<text:s/></text:span><text:span text:style-name="T43">json</text:span><text:span text:style-name="T44"><text:s/>file, provide the full path to the prodcuts.json. After executing the command, the data is imported to the<text:s/></text:span><text:span text:style-name="T45">inventory</text:span><text:span text:style-name="T46"><text:s/>database. To make sure data is imported successfully, go to the MongoDB shell and execute the following command to see the imported documents:</text:span></text:p>
      <text:soft-page-break/>
      <text:list text:style-name="WWNum25" text:continue-numbering="true">
        <text:list-item>
          <text:p text:style-name="P47">show dbs</text:p>
        </text:list-item>
      </text:list>
      <text:p text:style-name="P48"><text:span text:style-name="T49">You should see the database added to the list of your databases. To see the documents inside the database:</text:span></text:p>
      <text:list text:style-name="WWNum25" text:continue-numbering="true">
        <text:list-item>
          <text:p text:style-name="P50">use inventory</text:p>
        </text:list-item>
        <text:list-item>
          <text:p text:style-name="P51">db.products.find().forEach(printjson)</text:p>
        </text:list-item>
      </text:list>
      <text:h text:style-name="P52" text:outline-level="2">Submission</text:h>
      <text:p text:style-name="P53"><text:span text:style-name="T54">You submit this file with answers (in the provided space). Name the file “</text:span><text:span text:style-name="T55">L08_ID#_LASTNAME.pdf”.</text:span></text:p>
      <text:h text:style-name="P56" text:outline-level="2">Tasks</text:h>
      <text:list text:style-name="WWNum26">
        <text:list-item text:start-value="1">
          <text:p text:style-name="P57"><text:span text:style-name="T58">Write a query to return<text:s/></text:span><text:span text:style-name="T59">name</text:span><text:span text:style-name="T60"><text:s/>and<text:s/></text:span><text:span text:style-name="T61">price</text:span><text:span text:style-name="T62"><text:s/>of each product in the<text:s/></text:span><text:span text:style-name="T63">inventory</text:span><text:span text:style-name="T64"><text:s/>database.</text:span></text:p>
        </text:list-item>
      </text:list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db.products.find({}</text:span><text:span text:style-name="T71"><text:s/></text:span><text:span text:style-name="T72">,{</text:span><text:span text:style-name="T73">name</text:span><text:span text:style-name="T74"><text:s/></text:span><text:span text:style-name="T75">:</text:span><text:span text:style-name="T76"><text:s/></text:span><text:span text:style-name="T77">1</text:span><text:span text:style-name="T78"><text:s/></text:span><text:span text:style-name="T79">,<text:s/></text:span><text:span text:style-name="T80">price : 1</text:span><text:span text:style-name="T81"><text:s/></text:span><text:span text:style-name="T82">})</text:span></text:p>
          </table:table-cell>
        </table:table-row>
      </table:table>
      <text:list text:style-name="WWNum26" text:continue-numbering="true">
        <text:list-item>
          <text:p text:style-name="P83"><text:span text:style-name="T84">Write a query to return<text:s/></text:span><text:span text:style-name="T85">name</text:span><text:span text:style-name="T86"><text:s/>and<text:s/></text:span><text:span text:style-name="T87">price</text:span><text:span text:style-name="T88"><text:s/>for products of type<text:s/></text:span><text:span text:style-name="T89">accessory</text:span><text:span text:style-name="T90"><text:s/>in the<text:s/></text:span><text:span text:style-name="T91">inventory</text:span><text:span text:style-name="T92"><text:s/>database.</text:span></text:p>
        </text:list-item>
      </text:list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/>
            <text:p text:style-name="P99"><text:span text:style-name="T100">db.products.find({<text:s/></text:span><text:span text:style-name="T101">type</text:span><text:span text:style-name="T102">:<text:s/></text:span><text:span text:style-name="T103">"accessory"</text:span><text:span text:style-name="T104"><text:s/>}, {<text:s/></text:span><text:span text:style-name="T105">name</text:span><text:span text:style-name="T106">:<text:s/></text:span><text:span text:style-name="T107">1</text:span><text:span text:style-name="T108">,<text:s/></text:span><text:span text:style-name="T109">price</text:span><text:span text:style-name="T110">:<text:s/></text:span><text:span text:style-name="T111">1</text:span><text:span text:style-name="T112">,<text:s/></text:span><text:span text:style-name="T113">_id</text:span><text:span text:style-name="T114">:<text:s/></text:span><text:span text:style-name="T115">1</text:span><text:span text:style-name="T116"><text:s/>})</text:span></text:p>
            <text:p text:style-name="P117"/>
          </table:table-cell>
        </table:table-row>
      </table:table>
      <text:list text:style-name="WWNum26" text:continue-numbering="true">
        <text:list-item>
          <text:p text:style-name="P118"><text:span text:style-name="T119">Write a query to return<text:s/></text:span><text:span text:style-name="T120">name</text:span><text:span text:style-name="T121"><text:s/>and<text:s/></text:span><text:span text:style-name="T122">price</text:span><text:span text:style-name="T123"><text:s/>for products with price between $12 and $20 (Values<text:s/></text:span><text:span text:style-name="T124">12</text:span><text:span text:style-name="T125"><text:s/>and<text:s/></text:span><text:span text:style-name="T126">20</text:span><text:span text:style-name="T127"><text:s/>are included).</text:span></text:p>
        </text:list-item>
      </text:list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db.products.find( {<text:s/></text:span><text:span text:style-name="T134">"price"</text:span><text:span text:style-name="T135"><text:s/>: {<text:s/></text:span><text:span text:style-name="T136">"$gte"</text:span><text:span text:style-name="T137">: <text:s/></text:span><text:span text:style-name="T138">12</text:span><text:span text:style-name="T139">,<text:s/></text:span><text:span text:style-name="T140">"$lte"</text:span><text:span text:style-name="T141">:<text:s/></text:span><text:span text:style-name="T142">20</text:span><text:span text:style-name="T143">} }, {</text:span><text:span text:style-name="T144">name</text:span><text:span text:style-name="T145">:</text:span><text:span text:style-name="T146">1</text:span><text:span text:style-name="T147">,<text:s/></text:span><text:span text:style-name="T148">price</text:span><text:span text:style-name="T149">:<text:s/></text:span><text:span text:style-name="T150">1</text:span><text:span text:style-name="T151">})</text:span><text:span text:style-name="T152">;</text:span></text:p>
          </table:table-cell>
        </table:table-row>
      </table:table>
      <text:list text:style-name="WWNum26" text:continue-numbering="true">
        <text:list-item>
          <text:p text:style-name="P153"><text:span text:style-name="T154">Write a query to return<text:s/></text:span><text:span text:style-name="T155">id</text:span><text:span text:style-name="T156">,<text:s/></text:span><text:span text:style-name="T157">name</text:span><text:span text:style-name="T158">,<text:s/></text:span><text:span text:style-name="T159">price</text:span><text:span text:style-name="T160">, and<text:s/></text:span><text:span text:style-name="T161">type</text:span><text:span text:style-name="T162"><text:s/>for products that are not of type<text:s/></text:span><text:span text:style-name="T163">accessory</text:span><text:span text:style-name="T164">.</text:span></text:p>
        </text:list-item>
      </text:list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db.products.find( {</text:span><text:span text:style-name="T172">type</text:span><text:span text:style-name="T173">: {</text:span><text:span text:style-name="T174">$ne</text:span><text:span text:style-name="T175">:<text:s/></text:span><text:span text:style-name="T176">"accessory"</text:span><text:span text:style-name="T177">} } , {<text:s/></text:span><text:span text:style-name="T178">id</text:span><text:span text:style-name="T179">:</text:span><text:span text:style-name="T180">1</text:span><text:span text:style-name="T181">,<text:s/></text:span><text:span text:style-name="T182">name</text:span><text:span text:style-name="T183">:</text:span><text:span text:style-name="T184">1</text:span><text:span text:style-name="T185">,<text:s/></text:span><text:span text:style-name="T186">price</text:span><text:span text:style-name="T187">:<text:s/></text:span><text:span text:style-name="T188">1</text:span><text:span text:style-name="T189">,<text:s/></text:span><text:span text:style-name="T190">type</text:span><text:span text:style-name="T191">:</text:span><text:span text:style-name="T192">1</text:span><text:span text:style-name="T193"><text:s/>});</text:span></text:p>
          </table:table-cell>
        </table:table-row>
      </table:table>
      <text:list text:style-name="WWNum26" text:continue-numbering="true">
        <text:list-item>
          <text:p text:style-name="P194"><text:span text:style-name="T195">Write a query to return<text:s/></text:span><text:span text:style-name="T196">id</text:span><text:span text:style-name="T197">,<text:s/></text:span><text:span text:style-name="T198">name</text:span><text:span text:style-name="T199">,<text:s/></text:span><text:span text:style-name="T200">price</text:span><text:span text:style-name="T201">, and type for products with type<text:s/></text:span><text:span text:style-name="T202">accessory</text:span><text:span text:style-name="T203"><text:s/>or<text:s/></text:span><text:span text:style-name="T204">service</text:span><text:span text:style-name="T205">.</text:span></text:p>
        </text:list-item>
      </text:list>
      <text:p text:style-name="P206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db.products.find({<text:s/></text:span><text:span text:style-name="T213">$and</text:span><text:span text:style-name="T214">: [ {<text:s/></text:span><text:span text:style-name="T215">type</text:span><text:span text:style-name="T216">: {</text:span><text:span text:style-name="T217">$not</text:span><text:span text:style-name="T218">:{</text:span><text:span text:style-name="T219">$size</text:span><text:span text:style-name="T220">:<text:s/></text:span><text:span text:style-name="T221">0</text:span><text:span text:style-name="T222">}} },{<text:s/></text:span><text:span text:style-name="T223">type</text:span><text:span text:style-name="T224">: {</text:span><text:span text:style-name="T225">$exists</text:span><text:span text:style-name="T226">:<text:s/></text:span><text:span text:style-name="T227">true</text:span><text:span text:style-name="T228"><text:s/>} }]}, {<text:s/></text:span><text:span text:style-name="T229">name</text:span><text:span text:style-name="T230">:<text:s/></text:span><text:span text:style-name="T231">1</text:span><text:span text:style-name="T232">,<text:s/></text:span><text:span text:style-name="T233">price</text:span><text:span text:style-name="T234">:<text:s/></text:span><text:span text:style-name="T235">1</text:span><text:span text:style-name="T236">,<text:s/></text:span><text:span text:style-name="T237">type</text:span><text:span text:style-name="T238">:<text:s/></text:span><text:span text:style-name="T239">1</text:span><text:span text:style-name="T240"><text:s/>});</text:span></text:p>
          </table:table-cell>
        </table:table-row>
      </table:table>
      <text:p text:style-name="P241"><text:span text:style-name="T242">Good luc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font-weight="bold" style:font-weight-asian="bold" fo:color="#C00000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C00000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oding" style:display-name="Coding" style:family="paragraph" style:parent-style-name="Standard">
      <style:paragraph-properties fo:border="0.0069in solid #000000" fo:padding-top="0.0138in" fo:padding-left="0.0555in" fo:padding-bottom="0.0138in" fo:padding-right="0.0555in" style:shadow="none" fo:margin-left="0.5909in" fo:margin-right="0.4951in" fo:background-color="#D9D9D9">
        <style:tab-stops/>
      </style:paragraph-properties>
      <style:text-properties style:font-name="Courier New" style:font-name-asian="Courier New" style:font-name-complex="Courier New" fo:color="#C00000" fo:hyphenate="false"/>
    </style:style>
    <style:style style:name="TaskBullets" style:display-name="Task Bullets" style:family="paragraph" style:parent-style-name="ListParagraph" style:list-style-name="WWNum10">
      <style:paragraph-properties style:contextual-spacing="false" fo:margin-bottom="0.1666in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libri Light" style:font-name-asian="Calibri" style:font-name-complex="DejaVu Sans" fo:color="#C00000" fo:font-size="16pt" style:font-size-asian="16pt" style:font-size-complex="16pt"/>
    </style:style>
    <style:style style:name="Heading1Char" style:display-name="Heading 1 Char" style:family="text" style:parent-style-name="DefaultParagraphFont">
      <style:text-properties style:font-name="Calibri Light" style:font-name-asian="Calibri" style:font-name-complex="DejaVu Sans" fo:font-weight="bold" style:font-weight-asian="bold" fo:color="#C00000" fo:font-size="20pt" style:font-size-asian="20pt" style:font-size-complex="20pt"/>
    </style:style>
    <style:style style:name="Heading3Char" style:display-name="Heading 3 Char" style:family="text" style:parent-style-name="DefaultParagraphFont">
      <style:text-properties style:font-name="Calibri Light" style:font-name-asian="Calibri" style:font-name-complex="DejaVu Sans" fo:color="#1F3763" fo:font-size="12pt" style:font-size-asian="12pt" style:font-size-complex="12pt"/>
    </style:style>
    <style:style style:name="CodingChar" style:display-name="Coding Char" style:family="text" style:parent-style-name="DefaultParagraphFont">
      <style:text-properties style:font-name="Courier New" style:font-name-asian="Courier New" style:font-name-complex="Courier New" fo:color="#C00000" fo:font-size="12pt" style:font-size-asian="12pt" style:font-size-complex="12pt" fo:background-color="#D9D9D9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1" style:display-name="Mention1" style:family="text" style:parent-style-name="DefaultParagraphFont">
      <style:text-properties fo:color="#2B579A" fo:background-color="#E6E6E6"/>
    </style:style>
    <style:style style:name="ListParagraphChar" style:display-name="List Paragraph Char" style:family="text" style:parent-style-name="DefaultParagraphFont">
      <style:text-properties fo:font-size="12pt" style:font-size-asian="12pt" style:font-size-complex="12pt"/>
    </style:style>
    <style:style style:name="TaskBulletsChar" style:display-name="Task Bullets Char" style:family="text" style:parent-style-name="ListParagraphChar">
      <style:text-properties fo:font-size="12pt" style:font-size-asian="12pt" style:font-size-complex="12pt"/>
    </style:style>
    <style:style style:name="spelle" style:display-name="spelle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" style:display-name="st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Times New Roman" style:font-name-complex="Times New Roman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479in" text:min-label-width="0.25in" text:list-level-position-and-space-mode="label-alignment">
          <style:list-level-label-alignment text:label-followed-by="listtab" fo:margin-left="4.4979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Times New Roman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Times New Roman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Times New Roman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Num16" style:display-name="WWNum16">
      <text:list-level-style-number text:level="1" style:num-suffix=")" style:num-format="a" style:num-letter-sync="true">
        <style:list-level-properties text:space-before="0.25in" text:min-label-width="0.2777in" text:list-level-position-and-space-mode="label-alignment">
          <style:list-level-label-alignment text:label-followed-by="listtab" fo:margin-left="0.5277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)" style:num-format="a" style:num-letter-sync="true">
        <style:list-level-properties text:space-before="0.25in" text:min-label-width="0.2777in" text:list-level-position-and-space-mode="label-alignment">
          <style:list-level-label-alignment text:label-followed-by="listtab" fo:margin-left="0.5277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Times New Roman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Times New Roman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Times New Roman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Num19" style:display-name="WWNum19">
      <text:list-level-style-number text:level="1" style:num-suffix=")" style:num-format="a" style:num-letter-sync="true">
        <style:list-level-properties text:space-before="0.25in" text:min-label-width="0.2777in" text:list-level-position-and-space-mode="label-alignment">
          <style:list-level-label-alignment text:label-followed-by="listtab" fo:margin-left="0.5277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Times New Roman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Times New Roman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Times New Roman" style:font-name-complex="Courier New"/>
    </style:style>
    <style:style style:name="WW_CharLFO22LVL9" style:family="text">
      <style:text-properties style:font-name="Wingdings"/>
    </style:style>
    <text:list-style style:name="WWNum21" style:display-name="WWNum21">
      <text:list-level-style-bullet text:level="1" text:style-name="WW_CharLFO22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Times New Roman"/>
      </text:list-level-style-bullet>
      <text:list-level-style-bullet text:level="3" text:style-name="WW_CharLFO22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Times New Roman"/>
      </text:list-level-style-bullet>
      <text:list-level-style-bullet text:level="6" text:style-name="WW_CharLFO22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Times New Roman"/>
      </text:list-level-style-bullet>
      <text:list-level-style-bullet text:level="9" text:style-name="WW_CharLFO22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Times New Roman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Times New Roman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Times New Roman" style:font-name-complex="Courier New"/>
    </style:style>
    <style:style style:name="WW_CharLFO23LVL9" style:family="text">
      <style:text-properties style:font-name="Wingdings"/>
    </style:style>
    <text:list-style style:name="WWNum22" style:display-name="WWNum2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Wingdings"/>
    </style:style>
    <style:style style:name="WW_CharLFO24LVL2" style:family="text">
      <style:text-properties style:font-name="Times New Roman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Times New Roman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Times New Roman" style:font-name-complex="Courier New"/>
    </style:style>
    <style:style style:name="WW_CharLFO24LVL9" style:family="text">
      <style:text-properties style:font-name="Wingdings"/>
    </style:style>
    <text:list-style style:name="WWNum23" style:display-name="WWNum23">
      <text:list-level-style-bullet text:level="1" text:style-name="WW_CharLFO2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Times New Roman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Times New Roman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Times New Roman" style:font-name-complex="Courier New"/>
    </style:style>
    <style:style style:name="WW_CharLFO25LVL9" style:family="text">
      <style:text-properties style:font-name="Wingdings"/>
    </style:style>
    <text:list-style style:name="WWNum24" style:display-name="WWNum24">
      <text:list-level-style-bullet text:level="1" text:style-name="WW_CharLFO25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Wingdings" style:font-name-asian="Times New Roman" style:font-name-complex="Times New Roman"/>
    </style:style>
    <style:style style:name="WW_CharLFO26LVL2" style:family="text">
      <style:text-properties style:font-name="Times New Roman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Times New Roman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Times New Roman" style:font-name-complex="Courier New"/>
    </style:style>
    <style:style style:name="WW_CharLFO26LVL9" style:family="text">
      <style:text-properties style:font-name="Wingdings"/>
    </style:style>
    <text:list-style style:name="WWNum25" style:display-name="WWNum25">
      <text:list-level-style-bullet text:level="1" text:style-name="WW_CharLFO2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/>
    </style:style>
    <style:style style:name="P6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7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header>
        <text:p text:style-name="P2"><text:span text:style-name="T3">DBS311 – Advanced Data Systems</text:span><text:span text:style-name="T4"><text:tab/></text:span><text:span text:style-name="T5"><text:tab/>Last Update: Fall 2023</text:span></text:p>
      </style:header>
      <style:footer>
        <text:p text:style-name="P6"><text:page-number text:fixed="false">3</text:page-number><text:s/>|<text:s/><text:span text:style-name="T7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lint MacDonald</meta:initial-creator>
    <dc:creator>Aydin Ghorbani</dc:creator>
    <meta:creation-date>2020-07-11T18:05:00Z</meta:creation-date>
    <dc:date>2023-12-01T18:31:00Z</dc:date>
    <meta:template xlink:href="Normal.dotm" xlink:type="simple"/>
    <meta:editing-cycles>65</meta:editing-cycles>
    <meta:editing-duration>PT101100S</meta:editing-duration>
    <meta:user-defined meta:name="AppVersion">16.0000</meta:user-defined>
    <meta:user-defined meta:name="ContentTypeId">0x010100CC83037FEB29E0468448DB92F980AD0F</meta:user-defined>
    <meta:document-statistic meta:page-count="3" meta:paragraph-count="4" meta:word-count="357" meta:character-count="2390" meta:row-count="16" meta:non-whitespace-character-count="2037"/>
  </office:meta>
</office:document-meta>
</file>